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34" officeooo:paragraph-rsid="00188b34"/>
    </style:style>
    <style:style style:name="P2" style:family="paragraph" style:parent-style-name="Standard">
      <loext:graphic-properties draw:fill="solid" draw:fill-color="#ffffa6" draw:opacity="100%"/>
      <style:paragraph-properties fo:background-color="#ffffa6"/>
      <style:text-properties officeooo:rsid="00188b34" officeooo:paragraph-rsid="00188b34"/>
    </style:style>
    <style:style style:name="P3" style:family="paragraph" style:parent-style-name="Standard">
      <style:text-properties officeooo:rsid="00188b34" officeooo:paragraph-rsid="001c29c7"/>
    </style:style>
    <style:style style:name="P4" style:family="paragraph" style:parent-style-name="Standard">
      <style:text-properties officeooo:rsid="00188b34" officeooo:paragraph-rsid="0022871a"/>
    </style:style>
    <style:style style:name="P5" style:family="paragraph" style:parent-style-name="Standard">
      <style:text-properties officeooo:rsid="00188b34" officeooo:paragraph-rsid="00262785"/>
    </style:style>
    <style:style style:name="P6" style:family="paragraph" style:parent-style-name="Standard">
      <style:text-properties officeooo:rsid="00188b34" officeooo:paragraph-rsid="0029f242"/>
    </style:style>
    <style:style style:name="P7" style:family="paragraph" style:parent-style-name="Standard">
      <style:text-properties officeooo:rsid="00188b34" officeooo:paragraph-rsid="002b3639"/>
    </style:style>
    <style:style style:name="P8" style:family="paragraph" style:parent-style-name="Standard">
      <style:text-properties fo:font-size="14pt" officeooo:rsid="00188b34" officeooo:paragraph-rsid="00188b34" style:font-size-asian="14pt" style:font-size-complex="14pt"/>
    </style:style>
    <style:style style:name="P9" style:family="paragraph" style:parent-style-name="Standard">
      <loext:graphic-properties draw:fill="solid" draw:fill-color="#ffffa6" draw:opacity="100%"/>
      <style:paragraph-properties fo:background-color="#ffffa6"/>
      <style:text-properties fo:font-size="14pt" officeooo:rsid="00188b34" officeooo:paragraph-rsid="00188b34" style:font-size-asian="14pt" style:font-size-complex="14pt"/>
    </style:style>
    <style:style style:name="P10" style:family="paragraph" style:parent-style-name="Standard">
      <style:text-properties fo:font-size="14pt" officeooo:rsid="00188b34" officeooo:paragraph-rsid="0022871a" style:font-size-asian="14pt" style:font-size-complex="14pt"/>
    </style:style>
    <style:style style:name="P11" style:family="paragraph" style:parent-style-name="Standard">
      <style:text-properties fo:font-size="14pt" officeooo:rsid="00188b34" officeooo:paragraph-rsid="00262785" style:font-size-asian="14pt" style:font-size-complex="14pt"/>
    </style:style>
    <style:style style:name="P12" style:family="paragraph" style:parent-style-name="Standard">
      <style:text-properties fo:font-size="14pt" officeooo:rsid="001e07cf" officeooo:paragraph-rsid="0020d0d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88b34" officeooo:paragraph-rsid="0022871a" fo:background-color="#ffff00" style:font-size-asian="14pt" style:font-size-complex="14pt"/>
    </style:style>
    <style:style style:name="P14" style:family="paragraph" style:parent-style-name="Standard">
      <style:text-properties fo:font-size="14pt" officeooo:rsid="00262785" officeooo:paragraph-rsid="00262785"/>
    </style:style>
    <style:style style:name="P15" style:family="paragraph" style:parent-style-name="Standard">
      <style:text-properties fo:font-size="12pt" officeooo:rsid="0020d0dd" officeooo:paragraph-rsid="00262785" style:font-size-asian="12pt" style:font-size-complex="12pt"/>
    </style:style>
    <style:style style:name="P16" style:family="paragraph" style:parent-style-name="Standard">
      <style:text-properties fo:font-size="12pt" officeooo:rsid="0020d0dd" officeooo:paragraph-rsid="0020d0dd" style:font-size-asian="12pt" style:font-size-complex="12pt"/>
    </style:style>
    <style:style style:name="P17" style:family="paragraph" style:parent-style-name="Standard">
      <style:text-properties fo:font-size="12pt" officeooo:rsid="00262785" officeooo:paragraph-rsid="0022871a" style:font-size-asian="14pt" style:font-size-complex="14pt"/>
    </style:style>
    <style:style style:name="P18" style:family="paragraph" style:parent-style-name="Standard">
      <style:text-properties fo:font-size="12pt" officeooo:rsid="00262785" officeooo:paragraph-rsid="00262785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22871a" officeooo:paragraph-rsid="0022871a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262785" officeooo:paragraph-rsid="00262785"/>
    </style:style>
    <style:style style:name="P21" style:family="paragraph" style:parent-style-name="Standard">
      <style:text-properties fo:color="#c9211e" loext:opacity="100%" officeooo:rsid="002b3639" officeooo:paragraph-rsid="002b3639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7cf" style:font-size-asian="14pt" style:font-size-complex="14pt"/>
    </style:style>
    <style:style style:name="T4" style:family="text">
      <style:text-properties fo:font-size="14pt" officeooo:rsid="0022871a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262785"/>
    </style:style>
    <style:style style:name="T7" style:family="text">
      <style:text-properties fo:font-size="14pt" officeooo:rsid="002c9b51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fo:font-size="12pt" officeooo:rsid="00188b34" style:font-size-asian="12pt" style:font-size-complex="12pt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fo:font-size="12pt" officeooo:rsid="0020d0dd" style:font-size-asian="12pt" style:font-size-complex="12pt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fo:font-size="12pt" style:font-size-asian="12pt" style:font-size-complex="12pt"/>
    </style:style>
    <style:style style:name="T14" style:family="text">
      <style:text-properties fo:color="#ff0000" loext:opacity="100%" fo:font-size="12pt" officeooo:rsid="00188b34" style:font-size-asian="12pt" style:font-size-complex="12pt"/>
    </style:style>
    <style:style style:name="T15" style:family="text">
      <style:text-properties fo:color="#ff0000" loext:opacity="100%" fo:font-size="12pt" officeooo:rsid="0020d0dd" style:font-size-asian="12pt" style:font-size-complex="12pt"/>
    </style:style>
    <style:style style:name="T16" style:family="text">
      <style:text-properties fo:color="#ff0000" loext:opacity="100%" fo:font-size="12pt" officeooo:rsid="0022871a" style:font-size-asian="12pt" style:font-size-complex="12pt"/>
    </style:style>
    <style:style style:name="T17" style:family="text">
      <style:text-properties fo:color="#ff0000" loext:opacity="100%" fo:font-size="12pt" officeooo:rsid="002a68cf" style:font-size-asian="12pt" style:font-size-complex="12pt"/>
    </style:style>
    <style:style style:name="T18" style:family="text">
      <style:text-properties fo:color="#ff0000" loext:opacity="100%" fo:font-size="12pt" officeooo:rsid="002b3639" style:font-size-asian="12pt" style:font-size-complex="12pt"/>
    </style:style>
    <style:style style:name="T19" style:family="text">
      <style:text-properties fo:color="#ff0000" loext:opacity="100%" officeooo:rsid="001c29c7"/>
    </style:style>
    <style:style style:name="T20" style:family="text">
      <style:text-properties fo:color="#ff0000" loext:opacity="100%" officeooo:rsid="001d8eb0"/>
    </style:style>
    <style:style style:name="T21" style:family="text">
      <style:text-properties fo:color="#ff0000" loext:opacity="100%" officeooo:rsid="00262785"/>
    </style:style>
    <style:style style:name="T22" style:family="text">
      <style:text-properties fo:color="#ff0000" loext:opacity="100%" officeooo:rsid="0029e3ea"/>
    </style:style>
    <style:style style:name="T23" style:family="text">
      <style:text-properties fo:color="#ff0000" loext:opacity="100%" officeooo:rsid="0029f242"/>
    </style:style>
    <style:style style:name="T24" style:family="text">
      <style:text-properties fo:color="#666666" loext:opacity="100%"/>
    </style:style>
    <style:style style:name="T25" style:family="text">
      <style:text-properties fo:color="#127622" loext:opacity="100%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ize="12pt" style:font-size-asian="12pt" style:font-size-complex="12pt"/>
    </style:style>
    <style:style style:name="T28" style:family="text">
      <style:text-properties fo:color="#000000" loext:opacity="100%" fo:font-size="12pt" officeooo:rsid="0022871a" style:font-size-asian="12pt" style:font-size-complex="12pt"/>
    </style:style>
    <style:style style:name="T29" style:family="text">
      <style:text-properties fo:color="#000000" loext:opacity="100%" fo:font-size="12pt" officeooo:rsid="0020d0dd" style:font-size-asian="12pt" style:font-size-complex="12pt"/>
    </style:style>
    <style:style style:name="T30" style:family="text">
      <style:text-properties fo:color="#000000" loext:opacity="100%" fo:font-size="12pt" officeooo:rsid="00188b34" style:font-size-asian="12pt" style:font-size-complex="12pt"/>
    </style:style>
    <style:style style:name="T31" style:family="text">
      <style:text-properties fo:color="#000000" loext:opacity="100%" fo:font-size="14pt" officeooo:rsid="0022871a" style:font-size-asian="14pt" style:font-size-complex="14pt"/>
    </style:style>
    <style:style style:name="T32" style:family="text">
      <style:text-properties fo:font-size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20d0dd" style:font-size-asian="12pt" style:font-size-complex="12pt"/>
    </style:style>
    <style:style style:name="T35" style:family="text">
      <style:text-properties fo:font-size="12pt" officeooo:rsid="0022871a" style:font-size-asian="12pt" style:font-size-complex="12pt"/>
    </style:style>
    <style:style style:name="T36" style:family="text">
      <style:text-properties fo:font-size="12pt" officeooo:rsid="00262785"/>
    </style:style>
    <style:style style:name="T37" style:family="text">
      <style:text-properties officeooo:rsid="0022871a"/>
    </style:style>
    <style:style style:name="T38" style:family="text">
      <style:text-properties officeooo:rsid="0022871a" fo:background-color="transparent" loext:char-shading-value="0"/>
    </style:style>
    <style:style style:name="T39" style:family="text">
      <style:text-properties officeooo:rsid="00262785"/>
    </style:style>
    <style:style style:name="T40" style:family="text">
      <style:text-properties fo:font-size="2pt"/>
    </style:style>
    <style:style style:name="T41" style:family="text">
      <style:text-properties officeooo:rsid="0029e3ea"/>
    </style:style>
    <style:style style:name="T42" style:family="text">
      <style:text-properties officeooo:rsid="0029f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ulti Vendor</text:p>
      <text:p text:style-name="P13"><text:span text:style-name="T37">Using Soft Delete, Must Follow psr-4<text:line-break/></text:span><text:span text:style-name="T38">Super Admin Panel, Admin Panel </text:span></text:p>
      <text:p text:style-name="P10"><text:line-break/>Manufacturers:</text:p>
      <text:p text:style-name="P1"><text:tab/>Add Manufacturers</text:p>
      <text:p text:style-name="P1"><text:tab/><text:tab/>Field – <text:span text:style-name="T12">Name, Phone,</text:span><text:span text:style-name="T8"> </text:span><text:span text:style-name="T10">Address,</text:span><text:span text:style-name="T8"> </text:span><text:span text:style-name="T10">Note , </text:span><text:span text:style-name="T12">Status.</text:span><text:line-break/><text:tab/>List Manufacturers</text:p>
      <text:p text:style-name="P1"><text:tab/><text:tab/>Table – Name, Phone, Medicines(Quantity), Status, Payable, Action-&gt;Edit, Show <text:tab/><text:tab/><text:tab/>(Sell data)</text:p>
      <text:p text:style-name="P1"/>
      <text:p text:style-name="P1"><text:span text:style-name="T2">Medicine</text:span>:</text:p>
      <text:p text:style-name="P1"><text:tab/>Add Medicine</text:p>
      <text:p text:style-name="P1"><text:tab/><text:tab/>Field – <text:span text:style-name="T12">Barcode, Name, Manufacturers, Strength</text:span><text:span text:style-name="T24">(200 mg)</text:span><text:span text:style-name="T12">, Generic Name, Box Size</text:span></text:p>
      <text:p text:style-name="P1"><text:span text:style-name="T12"><text:tab/><text:tab/><text:tab/>-&gt; Leaf, Unit, Self, Category, Type, <text:s/>Buy Price, Sell Price, <text:s/></text:span><text:span text:style-name="T24">Image, Vat , <text:tab/><text:tab/><text:tab/><text:tab/>IGTA</text:span><text:span text:style-name="T12">, Payable, </text:span><text:span text:style-name="T10">Note, </text:span><text:span text:style-name="T12">Status</text:span></text:p>
      <text:p text:style-name="P1"><text:tab/>List Medicine</text:p>
      <text:p text:style-name="P1"><text:tab/><text:tab/>Table – Barcode, Name,Strength, Manufactures, Generic Name, Shelf, Price, <text:tab/><text:tab/><text:tab/><text:tab/> Category, Action-&gt;Edit, Show</text:p>
      <text:p text:style-name="P1"><text:tab/>Categories</text:p>
      <text:p text:style-name="P1"><text:tab/><text:tab/>Field – <text:span text:style-name="T12">Name, </text:span><text:span text:style-name="T10">Note ,</text:span><text:span text:style-name="T12">Status</text:span></text:p>
      <text:p text:style-name="P1"><text:tab/>Units</text:p>
      <text:p text:style-name="P1"><text:tab/><text:tab/>Field – <text:span text:style-name="T12">Name, </text:span><text:span text:style-name="T10">Note ,</text:span><text:span text:style-name="T12">Status</text:span></text:p>
      <text:p text:style-name="P1"><text:tab/>Leaf</text:p>
      <text:p text:style-name="P1"><text:tab/><text:tab/>Field – <text:span text:style-name="T12">Leaf Type, Number per box, </text:span><text:span text:style-name="T10">Note , </text:span><text:span text:style-name="T12">Status</text:span></text:p>
      <text:p text:style-name="P1"><text:tab/>Types</text:p>
      <text:p text:style-name="P1"><text:tab/><text:tab/>Field – <text:span text:style-name="T12">Name, </text:span><text:span text:style-name="T10">Note , </text:span><text:span text:style-name="T12">Status</text:span></text:p>
      <text:p text:style-name="P1"><text:tab/>Generic Name</text:p>
      <text:p text:style-name="P1"><text:tab/><text:tab/>Field – <text:span text:style-name="T12">Name, </text:span><text:span text:style-name="T10">Note , </text:span><text:span text:style-name="T12">Status</text:span></text:p>
      <text:p text:style-name="P1"><text:tab/>S<text:span text:style-name="T41">h</text:span>elf</text:p>
      <text:p text:style-name="P1"><text:tab/><text:tab/>Field – <text:span text:style-name="T12">Name, </text:span><text:span text:style-name="T10">Note , </text:span><text:span text:style-name="T12">Status</text:span></text:p>
      <text:p text:style-name="P1"/>
      <text:p text:style-name="P1"><text:span text:style-name="T5">Purchases</text:span>:</text:p>
      <text:p text:style-name="P1"><text:tab/>Add Purchases</text:p>
      <text:p text:style-name="P1"><text:tab/><text:tab/><text:tab/>Field – <text:span text:style-name="T10">Invoice, </text:span><text:span text:style-name="T12">Date, Supplier Name, </text:span><text:span text:style-name="T10">Note, </text:span><text:span text:style-name="T23">Subtotal, Discount, Taxable <text:tab/><text:tab/><text:tab/><text:tab/>Total, Vat, Grand Total.</text:span></text:p>
      <text:p text:style-name="P1"><text:span text:style-name="T10"><text:tab/><text:tab/><text:tab/></text:span><text:span text:style-name="T12">Barcode Input <text:s/></text:span><text:span text:style-name="T10">Then <text:s/>show a modal</text:span></text:p>
      <text:p text:style-name="P6"><text:span text:style-name="T10"><text:tab/><text:tab/><text:tab/><text:tab/><text:tab/></text:span><text:span text:style-name="T12"> Batch No, </text:span><text:span text:style-name="T22">Sale rate, Purchase rate, Manufacturing date, <text:tab/><text:tab/><text:tab/><text:tab/><text:tab/><text:tab/> Expire date, Default rate, Discount, Tax</text:span><text:line-break/><text:tab/>Purchases History</text:p>
      <text:p text:style-name="P6"><text:tab/><text:tab/><text:tab/><text:span text:style-name="T42">Table – Date, Supplier name, Bill No, Total, Status, </text:span>Action-&gt; Show<text:line-break/><text:tab/>Return Purchases</text:p>
      <text:p text:style-name="P1"/>
      <text:p text:style-name="P8">Stock:</text:p>
      <text:p text:style-name="P1"><text:tab/>Table – <text:span text:style-name="T26">Medicine Name, Manufacture Name, Sale Price, Purchase Price, Quanity, <text:s/>Sell, <text:tab/><text:tab/><text:tab/> Available</text:span></text:p>
      <text:p text:style-name="P20"><text:span text:style-name="T1">Sale</text:span>:</text:p>
      <text:p text:style-name="P20"/>
      <text:p text:style-name="P20"><text:span text:style-name="T7">Sale </text:span><text:span text:style-name="T1">Return</text:span>:</text:p>
      <text:p text:style-name="P1"/>
      <text:p text:style-name="P9"><text:soft-page-break/>Supplier:</text:p>
      <text:p text:style-name="P2"><text:tab/>Add Supplier</text:p>
      <text:p text:style-name="P2"><text:tab/><text:tab/>Field – <text:span text:style-name="T12">Name, </text:span><text:span text:style-name="T24">Email</text:span><text:span text:style-name="T12">, Phone, </text:span><text:span text:style-name="T24">Address</text:span><text:span text:style-name="T12">, </text:span><text:span text:style-name="T25">Previous Due, Previous Balance</text:span><text:span text:style-name="T12">, </text:span><text:span text:style-name="T10">Note ,</text:span><text:span text:style-name="T12">Status</text:span><text:line-break/><text:tab/>List Supplier</text:p>
      <text:p text:style-name="P2"><text:tab/><text:tab/>Table – Name, Phone, Email, Balance, <text:s/>Action-&gt;Edit, Show (Sell data)</text:p>
      <text:p text:style-name="P1"/>
      <text:p text:style-name="P9">Customer:</text:p>
      <text:p text:style-name="P2"><text:tab/>Add Customer</text:p>
      <text:p text:style-name="P2"><text:tab/><text:tab/>Field – <text:span text:style-name="T12">Name, </text:span><text:span text:style-name="T24">Email</text:span><text:span text:style-name="T12">, Phone, </text:span><text:span text:style-name="T24">Address</text:span><text:span text:style-name="T12">, </text:span><text:span text:style-name="T25">Previous Due, Previous Balance</text:span><text:span text:style-name="T12">, </text:span><text:span text:style-name="T10">Note ,</text:span><text:span text:style-name="T12">Status</text:span><text:line-break/><text:tab/>List Customer</text:p>
      <text:p text:style-name="P2"><text:tab/><text:tab/>Table – Name, Phone, Email, Balance, <text:s/>Action-&gt;Edit, Show (Sell data)</text:p>
      <text:p text:style-name="P1"/>
      <text:p text:style-name="P12">Cash Drawer:<text:line-break/><text:tab/><text:span text:style-name="T33"> </text:span><text:span text:style-name="T34">How much taka in it</text:span></text:p>
      <text:p text:style-name="P16"><text:tab/> Option </text:p>
      <text:p text:style-name="P16"><text:tab/><text:tab/>Cash In</text:p>
      <text:p text:style-name="P12"><text:span text:style-name="T34"><text:tab/><text:tab/><text:tab/>Field: </text:span><text:span text:style-name="T15">Source, Select Employee, Amount</text:span><text:span text:style-name="T14">,</text:span><text:span text:style-name="T9"> </text:span><text:span text:style-name="T11">Note</text:span></text:p>
      <text:p text:style-name="P16"><text:tab/><text:tab/>Cash History</text:p>
      <text:p text:style-name="P16"><text:tab/><text:tab/><text:tab/>Table – No, Date, Source, Amount, Action-&gt; Show</text:p>
      <text:p text:style-name="P4"><text:span text:style-name="T3">Cost: </text:span><text:span text:style-name="T4"><text:line-break/><text:tab/></text:span><text:span text:style-name="T35">Cost Category</text:span></text:p>
      <text:p text:style-name="P4"><text:span text:style-name="T34"><text:tab/><text:tab/>Field: </text:span><text:span text:style-name="T15">Name, </text:span><text:span text:style-name="T11">Note</text:span><text:span text:style-name="T4">, </text:span><text:span text:style-name="T15">Status</text:span></text:p>
      <text:p text:style-name="P4"><text:span text:style-name="T15"><text:tab/></text:span><text:span text:style-name="T28">Cost <text:line-break/> <text:tab/><text:tab/></text:span><text:span text:style-name="T29">Field: </text:span><text:span text:style-name="T16">Category, Name of cost, Amount,</text:span><text:span text:style-name="T15"> </text:span><text:span text:style-name="T11">Note</text:span><text:span text:style-name="T31">, </text:span><text:span text:style-name="T15">Status</text:span></text:p>
      <text:p text:style-name="P15"><text:tab/><text:tab/>Table – No, <text:span text:style-name="T39">Category Name</text:span>, <text:span text:style-name="T39">Name</text:span>, Amount, Action-&gt; Show</text:p>
      <text:p text:style-name="P15"><text:tab/><text:span text:style-name="T19">* <text:s/></text:span><text:span text:style-name="T21">When cost create it’s subtract from cash drawer. Cost never greater than crash drawer <text:tab/>amount.<text:line-break/></text:span></text:p>
      <text:p text:style-name="P10">Report:<text:tab/></text:p>
      <text:p text:style-name="P11"><text:tab/><text:span text:style-name="T36">* Purchase Report.<text:line-break/><text:tab/>* Sale Report.</text:span></text:p>
      <text:p text:style-name="P17"><text:tab/>* Return Report.<text:line-break/><text:tab/>* Medicine Report.<text:line-break/><text:tab/>* Stock Reprot.<text:line-break/><text:tab/>* Cost Report.</text:p>
      <text:p text:style-name="P3"><text:span text:style-name="T2"><text:tab/></text:span><text:line-break/><text:span text:style-name="T2">Payment Method:</text:span></text:p>
      <text:p text:style-name="P1"><text:tab/>Add Payment Method:</text:p>
      <text:p text:style-name="P3"><text:tab/><text:tab/>Field – <text:span text:style-name="T12">Name, </text:span><text:span text:style-name="T10">Note ,</text:span><text:span text:style-name="T12">Status</text:span></text:p>
      <text:p text:style-name="P3"><text:span text:style-name="T19"><text:tab/><text:tab/>* If cash then it direct add in cash drawer </text:span><text:span text:style-name="T20">otherwise it store specific payment method.</text:span><text:span text:style-name="T19"><text:line-break/></text:span><text:line-break/><text:tab/>List Payment Method </text:p>
      <text:p text:style-name="P1"><text:tab/><text:tab/>Table – No, Name, Balance, <text:s/>Status, <text:s/>Action-&gt;Edit, Show (Sell data)</text:p>
      <text:p text:style-name="P1"/>
      <text:p text:style-name="P8">Site Settings: </text:p>
      <text:p text:style-name="P7"><text:span text:style-name="T2"><text:tab/></text:span><text:span text:style-name="T13"> </text:span><text:span text:style-name="T27">Field</text:span><text:span text:style-name="T13"> </text:span><text:span text:style-name="T27">–</text:span><text:span text:style-name="T13"> Company Name, Menu Title, Email, Phone, Logo, Address, Sale Inovoice Prefix, <text:tab/> Purchase Invoice Prefix, </text:span><text:span text:style-name="T18">Cash In Receipt</text:span><text:span text:style-name="T13"> Prefix, Sale Return Days, Pos Footer, </text:span><text:span text:style-name="T17">Stock <text:tab/> <text:tab/> quantity alert</text:span></text:p>
      <text:p text:style-name="P5"><text:span text:style-name="T6"><text:tab/></text:span><text:span text:style-name="T36">Super Admin Settings: Pos footer as a promotional,</text:span></text:p>
      <text:p text:style-name="P5"/>
      <text:p text:style-name="P14"><text:soft-page-break/>Super Admin:</text:p>
      <text:p text:style-name="P14"><text:tab/><text:span text:style-name="T40">]</text:span><text:span text:style-name="T32">* List of pharmacy user.</text:span></text:p>
      <text:p text:style-name="P18"><text:tab/><text:tab/>Active Inactive<text:line-break/><text:tab/>* Subscription notification paid system instruction.<text:line-break/><text:tab/><text:tab/>Phone number, amount, transaction number </text:p>
      <text:p text:style-name="P14"><text:tab/>* <text:span text:style-name="T32">Email to admin.</text:span></text:p>
      <text:p text:style-name="P14"/>
      <text:p text:style-name="P14">Signup Page:</text:p>
      <text:p text:style-name="P14"><text:tab/><text:span text:style-name="T30">Field</text:span><text:span text:style-name="T14"> </text:span><text:span text:style-name="T30">–</text:span><text:span text:style-name="T14"> Company Name, Phone, Email, </text:span><text:span text:style-name="T13">Password</text:span></text:p>
      <text:p text:style-name="P7"><text:span text:style-name="T39">* Then show contact superadmin and paid subscription based amount.</text:span><text:line-break/><text:line-break/><text:span text:style-name="T39">RBAC:<text:line-break/> *Create Permission<text:line-break/> *Create Role.</text:span></text:p>
      <text:p text:style-name="P7"/>
      <text:p text:style-name="P7"/>
      <text:p text:style-name="P21">Payment Method:</text:p>
      <text:p text:style-name="P7"><text:line-break/><text:line-break/><text:line-break/><text:a xlink:type="simple" xlink:href="https://medex.com.bd/generics" text:style-name="Internet_20_link" text:visited-style-name="Visited_20_Internet_20_Link">https://medex.com.bd/generics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1.2$Linux_X86_64 LibreOffice_project/50$Build-2</meta:generator>
    <dc:date>2023-04-10T13:53:30.466954509</dc:date>
    <meta:editing-duration>PT16H4M2S</meta:editing-duration>
    <meta:editing-cycles>13</meta:editing-cycles>
    <meta:document-statistic meta:table-count="0" meta:image-count="0" meta:object-count="0" meta:page-count="3" meta:paragraph-count="73" meta:word-count="441" meta:character-count="3154" meta:non-whitespace-character-count="2587"/>
  </office:meta>
</office:document-meta>
</file>